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74000001A99408C13BD324250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ff" style:text-line-through-style="none" style:text-line-through-type="none" style:text-underline-style="none" style:text-blinking="false" fo:background-color="transparent"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1dc631e9-7fff-8bb8-7cde-3e59f3b3e562"/><draw:frame draw:style-name="fr1" draw:name="Image1" text:anchor-type="as-char" svg:width="12.224cm" svg:height="8.281cm" draw:z-index="0"><draw:image xlink:href="Pictures/1000020100000274000001A99408C13BD324250C.png" xlink:type="simple" xlink:show="embed" xlink:actuate="onLoad" loext:mime-type="image/png"/><svg:title>http://www.iraq-businessnews.com/wp-content/uploads/2019/10/AT-101019-3.png</svg:title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18:20:44.817987721</meta:creation-date>
    <dc:date>2019-10-16T18:21:08.230452202</dc:date>
    <meta:editing-duration>PT28S</meta:editing-duration>
    <meta:editing-cycles>1</meta:editing-cycles>
    <meta:document-statistic meta:table-count="0" meta:image-count="1" meta:object-count="0" meta:page-count="1" meta:paragraph-count="1" meta:word-count="0" meta:character-count="0" meta:non-whitespace-character-count="0"/>
    <meta:generator>LibreOffice/6.0.7.3$Linux_X86_64 LibreOffice_project/00m0$Build-3</meta:generator>
  </office:meta>
</office:document-meta>
</file>